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umn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値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</table:table>
      <table:table table:name="row" table:style-name="ta1">
        <office:forms form:automatic-focus="false" form:apply-design-mode="false"/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</table:table>
      <table:table table:name="row_col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08:00:15.444311442</meta:creation-date>
    <dc:date>2020-10-06T08:10:11.144067222</dc:date>
    <meta:editing-duration>PT7M40S</meta:editing-duration>
    <meta:editing-cycles>2</meta:editing-cycles>
    <meta:generator>LibreOffice/6.1.5.2$Linux_ARM_EABI LibreOffice_project/10$Build-2</meta:generator>
    <meta:document-statistic meta:table-count="3" meta:cell-count="358" meta:object-count="0"/>
  </office:meta>
</office:document-meta>
</file>